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ValidLogin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admin</text:p>
          </table:table-cell>
          <table:table-cell office:value-type="string">
            <text:p>manager</text:p>
          </table:table-cell>
        </table:table-row>
      </table:table>
      <table:table table:name="InvalidLogin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abcd</text:p>
          </table:table-cell>
          <table:table-cell office:value-type="string">
            <text:p>xyz</text:p>
          </table:table-cell>
        </table:table-row>
        <table:table-row table:style-name="ro1">
          <table:table-cell office:value-type="string">
            <text:p>admin</text:p>
          </table:table-cell>
          <table:table-cell office:value-type="string">
            <text:p>damager</text:p>
          </table:table-cell>
        </table:table-row>
        <table:table-row table:style-name="ro1">
          <table:table-cell office:value-type="string">
            <text:p>admin</text:p>
          </table:table-cell>
          <table:table-cell/>
        </table:table-row>
        <table:table-row table:style-name="ro1">
          <table:table-cell office:value-type="string">
            <text:p>xyz</text:p>
          </table:table-cell>
          <table:table-cell office:value-type="string">
            <text:p>manager</text:p>
          </table:table-cell>
        </table:table-row>
      </table:table>
      <table:table table:name="CheckIssueDate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IssueDate</text:p>
          </table:table-cell>
        </table:table-row>
        <table:table-row table:style-name="ro1">
          <table:table-cell office:value-type="string">
            <text:p>admin</text:p>
          </table:table-cell>
          <table:table-cell office:value-type="string">
            <text:p>manager</text:p>
          </table:table-cell>
          <table:table-cell table:style-name="ce1" office:value-type="string">
            <text:p>Aug 04, 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5/03/2019</text:date>, <text:time>12:5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55S</meta:editing-duration>
    <meta:editing-cycles>7</meta:editing-cycles>
    <meta:generator>OpenOffice/4.1.6$Win32 OpenOffice.org_project/416m1$Build-9790</meta:generator>
    <dc:date>2019-03-05T12:58:29.49</dc:date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